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16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text-underline-style="solid" style:text-underline-width="auto" style:text-underline-color="font-color" style:font-name-complex="Arial2"/>
    </style:style>
    <style:style style:name="P20" style:family="paragraph" style:parent-style-name="Standard">
      <style:paragraph-properties fo:margin-top="0in" fo:margin-bottom="0in" loext:contextual-spacing="false" fo:line-height="150%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1f4e79" style:font-name="Monotype Corsiva" fo:font-size="18pt" style:font-size-asian="18pt" style:font-name-complex="Arial2" style:font-size-complex="18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4" style:family="paragraph" style:parent-style-name="Standard">
      <style:paragraph-properties fo:margin-top="0in" fo:margin-bottom="0in" loext:contextual-spacing="false"/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style:font-name="Arial1" fo:font-size="24pt" fo:font-weight="bold" style:font-size-asian="24pt" style:font-weight-asian="bold" style:font-name-complex="Arial2" style:font-size-complex="24pt"/>
    </style:style>
    <style:style style:name="P26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29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30" style:family="paragraph" style:parent-style-name="Standard">
      <style:paragraph-properties fo:margin-left="1.9665in" fo:margin-right="0in" fo:line-height="100%" fo:text-indent="0in" style:auto-text-indent="false"/>
    </style:style>
    <style:style style:name="P31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2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style:font-size-asian="20pt" style:font-name-complex="Arial2" style:font-size-complex="20pt"/>
    </style:style>
    <style:style style:name="P34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5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6" style:family="paragraph" style:parent-style-name="Standard" style:master-page-name="First_20_Page">
      <style:paragraph-properties style:page-number="auto"/>
      <style:text-properties style:font-name="Arial1" fo:font-size="24pt" fo:font-weight="bold" style:font-size-asian="24pt" style:font-weight-asian="bold" style:font-name-complex="Arial2" style:font-size-complex="24pt"/>
    </style:style>
    <style:style style:name="P37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38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39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fo:color="#7f7f7f" style:font-name="Arial1" fo:font-size="9pt" style:font-size-asian="9pt" style:font-name-complex="Arial2" style:font-size-complex="9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fo:font-weight="bold" style:font-weight-asian="bold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5"/>
      <text:p text:style-name="P5"/>
      <text:p text:style-name="P5"/>
      <text:p text:style-name="P5"/>
      <text:p text:style-name="P5"/>
      <text:p text:style-name="P28"/>
      <text:p text:style-name="P9">BEWERBUNG</text:p>
      <text:p text:style-name="P8">als Musterberuf</text:p>
      <text:p text:style-name="P8">bei der Musterfirma GmbH</text:p>
      <text:p text:style-name="P6"/>
      <text:p text:style-name="P4">Max Mustermann</text:p>
      <text:p text:style-name="P4">Musterstraße 1</text:p>
      <text:p text:style-name="P4">12345 Musterstadt</text:p>
      <text:p text:style-name="P6"/>
      <text:p text:style-name="P4">Telefon: 01234 56789</text:p>
      <text:p text:style-name="P4">E-Mail: max.mustermann@bewerbung.co</text:p>
      <text:p text:style-name="P3"/>
      <text:p text:style-name="P29"/>
      <text:p text:style-name="P4"/>
      <text:p text:style-name="P12"/>
      <text:p text:style-name="P12"/>
      <text:p text:style-name="P12"/>
      <text:p text:style-name="P12">Musterfirma GmbH</text:p>
      <text:p text:style-name="P12">Frau Petra Personal</text:p>
      <text:p text:style-name="P12">Musterstraße 11</text:p>
      <text:p text:style-name="P7">12345 Musterstadt</text:p>
      <text:p text:style-name="P7"/>
      <text:p text:style-name="P32">01.01.1970</text:p>
      <text:p text:style-name="P4"/>
      <text:p text:style-name="P23">BEWERBUNG ALS &lt;MUSTERBERUF&gt;</text:p>
      <text:p text:style-name="P12"/>
      <text:p text:style-name="P14">Sehr geehrte Frau Personal,</text:p>
      <text:p text:style-name="P14"/>
      <text:p text:style-name="P14">über die Internetseite www.bewerbung.co bin ich auf Ihre Stellenanzeige vom 01.01.1970 aufmerksam geworden. Durch meine mehr als 5-jährige Berufserfahrung in der &lt;Musterbranche&gt; und die kontinuierliche, selbständige Weiterbildung bin ich davon überzeugt, die mit der herausfordernden Stelle als &lt;Musterberuf&gt; verbundenen Anforderungen zu Ihrer Zufriedenheit erfüllen zu können. Daher bewerbe ich mich hiermit gerne bei Ihrem renommierten Unternehmen.</text:p>
      <text:p text:style-name="P14"/>
      <text:p text:style-name="P14">Mittlerweile arbeite ich seit mehr als fünf Jahren in der &lt;Musterbranche&gt;. Bereits während meiner Ausbildung hatte ich die Möglichkeit, Tätigkeiten wie die &lt;Mustertätigkeit&gt; und die &lt;Mustertätigkeit&gt; kennenzulernen. In meiner aktuellen Position als &lt;Musterposition&gt; hatte ich die Möglichkeit, bei der &lt;Mustertätigkeit&gt; und der &lt;Mustertätigkeit&gt; Erfahrung in der strukturierten und sorgfältigen Bearbeitung von &lt;Musteraufgabengebiet&gt; zu sammeln und darüber hinaus aktiv an der Weiterentwicklung des &lt;Musterprozesses&gt; mitzuwirken. </text:p>
      <text:p text:style-name="P14"/>
      <text:p text:style-name="P14">Eine hohe Einsatzbereitschaft sowie sorgfältiges aber effektives Arbeiten bei der &lt;Mustertätigkeit&gt; ist für mich die Grundlage, um die dort gesteckten Unternehmensziele zu erreichen. Auch bei der &lt;Mustertätigkeit&gt; treibt mich die Motivation, stetig besser zu werden, an und bildet damit die Grundlage für ein erfolgreiches Arbeiten in Ihrem Unternehmen. Bei der &lt;Mustertätigkeit&gt; und der &lt;Mustertätigkeit&gt; reizt es mich als leidenschaftlicher &lt;Teamsportler&gt;, die mir übertragenen Aufgaben bei der konstruktiven Arbeit im Team zu erledigen.</text:p>
      <text:p text:style-name="P14"/>
      <text:p text:style-name="P14">Mein Ziel ist es, die angeeigneten Fähigkeiten gewinnbringend in Ihrem Unternehmen einzusetzen und mich dabei selbst kontinuierlich weiterzuentwickeln, um stets ein leistungsfähiger Mitarbeiter in Ihrem Unternehmen zu sein.</text:p>
      <text:p text:style-name="P14"/>
      <text:p text:style-name="P14">Gerne überzeuge ich Sie bei einem persönlichen Vorstellungsgespräch von meinen Fähigkeiten.</text:p>
      <text:p text:style-name="P14"/>
      <text:p text:style-name="P14">Mit freundlichen Grüßen</text:p>
      <text:p text:style-name="P33">Max Mustermann</text:p>
      <text:p text:style-name="P14">Max Mustermann</text:p>
      <text:p text:style-name="P14"/>
      <text:p text:style-name="P14"/>
      <text:p text:style-name="P19">Anlagen</text:p>
      <text:p text:style-name="P25"/>
      <text:p text:style-name="P15"/>
      <text:p text:style-name="P24">MAX MUSTERMANN</text:p>
      <text:p text:style-name="P6"/>
      <text:p text:style-name="P4">Adresse:<text:tab/><text:tab/><text:tab/>Musterstraße 1,12345 Musterstadt</text:p>
      <text:p text:style-name="P4">Telefon:<text:tab/><text:tab/><text:tab/>01234 567890</text:p>
      <text:p text:style-name="P4">E-Mail:<text:tab/><text:tab/><text:tab/><text:tab/>max.mustermann@bewerbung.co</text:p>
      <text:p text:style-name="P4">Geburtsdatum / -ort:<text:tab/><text:tab/>01.01.1970 / Musterstadt</text:p>
      <text:p text:style-name="P4">Familienstand:<text:tab/><text:tab/>ledig</text:p>
      <text:p text:style-name="P13">Staatsangehörigkeit:<text:tab/><text:tab/>Deutsch</text:p>
      <text:p text:style-name="P13"/>
      <text:p text:style-name="P13"/>
      <text:p text:style-name="P13"/>
      <text:p text:style-name="P22">BERUFLICHER WERDEGANG</text:p>
      <text:p text:style-name="P17"/>
      <text:p text:style-name="P20"><text:span text:style-name="T2">09/2009 – heute<text:tab/><text:tab/></text:span><text:span text:style-name="T3">Musterstelle </text:span></text:p>
      <text:p text:style-name="P34">Musterfirma GmbH &amp; Co. KG, 12345 Musterstadt<text:tab/></text:p>
      <text:list xml:id="list651364676" text:style-name="WWNum2">
        <text:list-item>
          <text:p text:style-name="P37">Kurzbeschreibung Tätigkeit 1</text:p>
        </text:list-item>
        <text:list-item>
          <text:p text:style-name="P37">Kurzbeschreibung Tätigkeit 2</text:p>
        </text:list-item>
        <text:list-item>
          <text:p text:style-name="P37">Kurzbeschreibung Tätigkeit 3</text:p>
        </text:list-item>
      </text:list>
      <text:p text:style-name="P13"/>
      <text:p text:style-name="P20"><text:span text:style-name="T2">07/2000 – 08/2009<text:tab/><text:tab/></text:span><text:span text:style-name="T3">Musterstelle </text:span></text:p>
      <text:p text:style-name="P34">Musterfirma GmbH &amp; Co. KG, 12345 Musterstadt<text:tab/></text:p>
      <text:list xml:id="list132953784180214" text:continue-numbering="true" text:style-name="WWNum2">
        <text:list-item>
          <text:p text:style-name="P39">Kurzbeschreibung Tätigkeit 1</text:p>
        </text:list-item>
        <text:list-item>
          <text:p text:style-name="P39">Kurzbeschreibung Tätigkeit 2</text:p>
        </text:list-item>
        <text:list-item>
          <text:p text:style-name="P38">Kurzbeschreibung Tätigkeit 3</text:p>
        </text:list-item>
      </text:list>
      <text:p text:style-name="P13"/>
      <text:p text:style-name="P13"/>
      <text:p text:style-name="P12"/>
      <text:p text:style-name="P22">AUSBILDUNG</text:p>
      <text:p text:style-name="P17"/>
      <text:p text:style-name="P2"><text:span text:style-name="T2">09/1996 – 06/2000<text:tab/><text:tab/></text:span><text:span text:style-name="T3">Musterstudium</text:span></text:p>
      <text:p text:style-name="P4"><text:tab/><text:tab/><text:tab/><text:tab/>Musterhochschule, 12345 Musterstadt</text:p>
      <text:p text:style-name="P31">Studienschwerpunkte: Schwerpunkt 1, Schwerpunkt 2</text:p>
      <text:p text:style-name="P31">Thesis-Thema: Musterthema</text:p>
      <text:p text:style-name="P30"><text:span text:style-name="T2">Abschluss: </text:span><text:span text:style-name="T3">Musterabschluss</text:span></text:p>
      <text:p text:style-name="P31">Abschlussnote: 1,0</text:p>
      <text:p text:style-name="P3"/>
      <text:p text:style-name="P26"/>
      <text:p text:style-name="P16"/>
      <text:p text:style-name="Standard"><text:span text:style-name="T2">09/1993 – 06/1996<text:tab/><text:tab/></text:span><text:span text:style-name="T3">Ausbildung zum Musterberuf</text:span></text:p>
      <text:p text:style-name="P4"><text:tab/><text:tab/><text:tab/><text:tab/>Musterfirma GmbH, 12345 Musterstadt</text:p>
      <text:p text:style-name="P4"><text:tab/><text:tab/><text:tab/><text:tab/>Ausbildungsschwerpunkte: Schwerpunkt 1, Schwerpunkt 2</text:p>
      <text:p text:style-name="P2"><text:span text:style-name="T2"><text:tab/><text:tab/><text:tab/><text:tab/>Abschluss: </text:span><text:span text:style-name="T3">Musterabschluss</text:span></text:p>
      <text:p text:style-name="P4"><text:tab/><text:tab/><text:tab/><text:tab/>Abschlussnote: 1,0</text:p>
      <text:p text:style-name="P13"/>
      <text:p text:style-name="P2"><text:span text:style-name="T2">09/1986 – 06/1993<text:tab/><text:tab/></text:span><text:span text:style-name="T3">Abitur</text:span></text:p>
      <text:p text:style-name="P35">Mustergymnasium, 12345 Musterstadt</text:p>
      <text:p text:style-name="P2"><text:span text:style-name="T2"><text:tab/><text:tab/><text:tab/><text:tab/>Abschluss: </text:span><text:span text:style-name="T3">Abitur</text:span></text:p>
      <text:p text:style-name="P13"><text:tab/><text:tab/><text:tab/><text:tab/>Abschlussnote: 1,0</text:p>
      <text:p text:style-name="P13"/>
      <text:p text:style-name="P13"/>
      <text:p text:style-name="P13"/>
      <text:p text:style-name="P22">WEITERBILDUNG</text:p>
      <text:p text:style-name="P12"/>
      <text:p text:style-name="P2"><text:span text:style-name="T2">09/2009 – 11/2009<text:tab/><text:tab/></text:span><text:span text:style-name="T3">Weiterbildung zur Musterqualifikation</text:span></text:p>
      <text:p text:style-name="P4"><text:tab/><text:tab/><text:tab/><text:tab/>Musterorganisation, 12345 Musterstadt</text:p>
      <text:p text:style-name="P11"><text:span text:style-name="T2"><text:tab/><text:tab/><text:tab/><text:tab/>Abschluss: </text:span><text:span text:style-name="T3">Muster-Abschluss</text:span></text:p>
      <text:p text:style-name="P12"/>
      <text:p text:style-name="P12"/>
      <text:p text:style-name="P12"/>
      <text:p text:style-name="P22">BESONDERE KENNTNISSE</text:p>
      <text:p text:style-name="P18"/>
      <text:p text:style-name="P4">EDV-Kenntnisse<text:tab/><text:tab/>Microsoft Office 2010 (fortgeschritten)</text:p>
      <text:p text:style-name="P13"/>
      <text:p text:style-name="P4">Sprachkenntnisse<text:tab/><text:tab/>Englisch (fließend)</text:p>
      <text:p text:style-name="P13"/>
      <text:p text:style-name="P13">Führerschein<text:tab/><text:tab/><text:tab/>Klasse B</text:p>
      <text:p text:style-name="P13"/>
      <text:p text:style-name="P13"/>
      <text:p text:style-name="P13"/>
      <text:p text:style-name="P22"><text:bookmark-start text:name="_GoBack"/>HOBBYS &amp; INTERESSEN<text:bookmark-end text:name="_GoBack"/></text:p>
      <text:p text:style-name="P18"/>
      <text:p text:style-name="P13">Ehrenamtl. Engagement<text:tab/>Jugendleiter Abteilung Basketball, Musterverein</text:p>
      <text:p text:style-name="P13"/>
      <text:p text:style-name="P13">Hobbys<text:tab/><text:tab/><text:tab/>Entwicklung von Webseiten, Basketball, Astronomie, Reisen</text:p>
      <text:p text:style-name="P13"/>
      <text:p text:style-name="P13"/>
      <text:p text:style-name="P13"/>
      <text:p text:style-name="P13"/>
      <text:p text:style-name="P13">Musterstadt, 01.01.1970</text:p>
      <text:p text:style-name="P21">Max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x Mustermann ● Musterstraße 1 ● 12345 Musterstadt</text:p>
        <text:p text:style-name="MP2">Telefon: 01234 56789 ● E-Mail: max.mustermann@bewerbung.co</text:p>
      </style:header>
      <style:footer>
        <text:p text:style-name="MP3"><text:span text:style-name="MT1">Seite </text:span><text:page-number style:num-format="1" text:select-page="current">4</text:page-number><text:span text:style-name="MT1"> von </text:span>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8-03-11T13:28:57.677996612</meta:creation-date>
    <meta:editing-duration>P0D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meta:document-statistic meta:table-count="0" meta:image-count="0" meta:object-count="0" meta:page-count="4" meta:paragraph-count="74" meta:word-count="449" meta:character-count="3813" meta:non-whitespace-character-count="33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